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ima lesione</text:p>
          </table:table-cell>
          <table:table-cell table:style-name="ce1" office:value-type="string" calcext:value-type="string">
            <text:p>Rottura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table:number-columns-repeated="2" office:value-type="float" office:value="5300" calcext:value-type="float">
            <text:p>5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Varianza X:</text:p>
          </table:table-cell>
          <table:table-cell table:formula="of:=VAR([.A2:.A16])" office:value-type="float" office:value="823732.142857143" calcext:value-type="float">
            <text:p>823732,142857143</text:p>
          </table:table-cell>
        </table:table-row>
        <table:table-row table:style-name="ro1">
          <table:table-cell table:style-name="ce1" office:value-type="string" calcext:value-type="string">
            <text:p>Varianza Y:</text:p>
          </table:table-cell>
          <table:table-cell table:formula="of:=VAR([.B2:.B16])" office:value-type="float" office:value="51714.2857142857" calcext:value-type="float">
            <text:p>51714,2857142857</text:p>
          </table:table-cell>
        </table:table-row>
        <table:table-row table:style-name="ro1">
          <table:table-cell table:style-name="ce1" office:value-type="string" calcext:value-type="string">
            <text:p>Dev. Standard X:</text:p>
          </table:table-cell>
          <table:table-cell table:formula="of:=[.B18]^(1/2)" office:value-type="float" office:value="907.596905491167" calcext:value-type="float">
            <text:p>907,596905491167</text:p>
          </table:table-cell>
        </table:table-row>
        <table:table-row table:style-name="ro1">
          <table:table-cell table:style-name="ce1" office:value-type="string" calcext:value-type="string">
            <text:p>Dev. Standard Y:</text:p>
          </table:table-cell>
          <table:table-cell table:formula="of:=[.B19]^(1/2)" office:value-type="float" office:value="227.407752098045" calcext:value-type="float">
            <text:p>227,407752098045</text:p>
          </table:table-cell>
        </table:table-row>
        <table:table-row table:style-name="ro1">
          <table:table-cell table:style-name="ce1" office:value-type="string" calcext:value-type="string">
            <text:p>Covarianza:</text:p>
          </table:table-cell>
          <table:table-cell table:formula="of:=COVAR([.A2:.A16];[.B2:.B16])" office:value-type="float" office:value="177133.333333333" calcext:value-type="float">
            <text:p>177133,333333333</text:p>
          </table:table-cell>
        </table:table-row>
        <table:table-row table:style-name="ro1">
          <table:table-cell table:style-name="ce1" office:value-type="string" calcext:value-type="string">
            <text:p>Media X:</text:p>
          </table:table-cell>
          <table:table-cell table:formula="of:=AVERAGE([.A2:.A16])" office:value-type="float" office:value="3660" calcext:value-type="float">
            <text:p>3660</text:p>
          </table:table-cell>
        </table:table-row>
        <table:table-row table:style-name="ro1">
          <table:table-cell table:style-name="ce1" office:value-type="string" calcext:value-type="string">
            <text:p>Media Y:</text:p>
          </table:table-cell>
          <table:table-cell table:formula="of:=AVERAGE([.B2:.B16])" office:value-type="float" office:value="4945" calcext:value-type="float">
            <text:p>4945</text:p>
          </table:table-cell>
        </table:table-row>
        <table:table-row table:style-name="ro1">
          <table:table-cell table:style-name="ce1" office:value-type="string" calcext:value-type="string">
            <text:p>Pearson:</text:p>
          </table:table-cell>
          <table:table-cell table:formula="of:=PEARSON([.A2:.A16];[.B2:.B16])" office:value-type="float" office:value="0.919528611459702" calcext:value-type="float">
            <text:p>0,919528611459702</text:p>
          </table:table-cell>
        </table:table-row>
        <table:table-row table:style-name="ro1">
          <table:table-cell table:style-name="ce1" office:value-type="string" calcext:value-type="string">
            <text:p>m:</text:p>
          </table:table-cell>
          <table:table-cell table:formula="of:=SLOPE([.B2:.B16]; [.A2:.A16])" office:value-type="float" office:value="0.23039736391424" calcext:value-type="float">
            <text:p>0,23039736391424</text:p>
          </table:table-cell>
        </table:table-row>
        <table:table-row table:style-name="ro1">
          <table:table-cell table:style-name="ce1" office:value-type="string" calcext:value-type="string">
            <text:p>q:</text:p>
          </table:table-cell>
          <table:table-cell table:formula="of:=INTERCEPT([.B2:.B16];[.A2:.A16])" office:value-type="float" office:value="4101.74564807388" calcext:value-type="float">
            <text:p>4101,74564807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6:14:31.975217089</meta:creation-date>
    <dc:date>2021-02-13T17:15:05.490833116</dc:date>
    <meta:editing-duration>PT39M59S</meta:editing-duration>
    <meta:editing-cycles>10</meta:editing-cycles>
    <meta:generator>LibreOffice/7.1.0.3$Linux_X86_64 LibreOffice_project/10$Build-3</meta:generator>
    <meta:document-statistic meta:table-count="1" meta:cell-count="52" meta:object-count="0"/>
  </office:meta>
</office:document-meta>
</file>